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60">
      <style:table-cell-properties fo:border="0.002cm solid #000000"/>
    </style:style>
    <style:style style:name="ce8" style:family="table-cell" style:parent-style-name="Default" style:data-style-name="N60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agistretti 1999 . Calc the h gate value according to the experimental data. Fig 8. I_NaP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V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6" office:value-type="string">
            <text:p>h_inf</text:p>
          </table:table-cell>
          <table:table-cell table:style-name="ce6" office:value-type="string">
            <text:p>tau</text:p>
          </table:table-cell>
          <table:table-cell office:value-type="string">
            <text:p>h</text:p>
          </table:table-cell>
          <table:table-cell/>
          <table:table-cell table:style-name="ce10"/>
          <table:table-cell table:style-name="ce3" office:value-type="string">
            <text:p>alpha par</text:p>
          </table:table-cell>
          <table:table-cell table:style-name="ce3" office:value-type="string">
            <text:p>beta par</text:p>
          </table:table-cell>
        </table:table-row>
        <table:table-row table:style-name="ro2">
          <table:table-cell table:style-name="ce3"/>
          <table:table-cell table:style-name="ce5" table:number-columns-repeated="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</table:table-row>
        <table:table-row table:style-name="ro2">
          <table:table-cell table:style-name="ce3" table:number-columns-repeated="5"/>
          <table:table-cell table:number-columns-repeated="2"/>
          <table:table-cell table:style-name="ce2" office:value-type="string">
            <text:p>a</text:p>
          </table:table-cell>
          <table:table-cell table:style-name="ce7" table:formula="oooc:=-2.88*POWER(10;-3)" office:value-type="float" office:value="-0.00288">
            <text:p>-2.88E-003</text:p>
          </table:table-cell>
          <table:table-cell table:style-name="ce7" office:value-type="float" office:value="0.00694">
            <text:p>6.94E-003</text:p>
          </table:table-cell>
        </table:table-row>
        <table:table-row table:style-name="ro2">
          <table:table-cell table:style-name="ce3" office:value-type="float" office:value="-100">
            <text:p>-100</text:p>
          </table:table-cell>
          <table:table-cell table:style-name="ce3" table:formula="oooc:=([.$I$5]*[.A6] +[.$I$6])/(1-EXP(([.A6]+[.$I$6]/[.$I$5])/[.$I$7]))" office:value-type="float" office:value="0.239000003929091">
            <text:p>0.24</text:p>
          </table:table-cell>
          <table:table-cell table:style-name="ce3" table:formula="oooc:=([.$J$5]*[.A6] +[.$J$6])/(1-EXP(([.A6]+[.$J$6]/[.$J$5])/[.$J$7]))" office:value-type="float" office:value="0.000000327761095355917">
            <text:p>0</text:p>
          </table:table-cell>
          <table:table-cell table:style-name="ce7" table:formula="oooc:=[.B6]/([.B6]+[.C6])" office:value-type="float" office:value="0.999998628616567">
            <text:p>1.00E+000</text:p>
          </table:table-cell>
          <table:table-cell table:style-name="ce7" table:formula="oooc:=1/([.B6]+[.C6])" office:value-type="float" office:value="4.18409461161874">
            <text:p>4.18E+000</text:p>
          </table:table-cell>
          <table:table-cell table:style-name="ce8" table:formula="oooc:=[.D6] - ([.A1:.F1])" office:value-type="float" office:value="0.999998628616567">
            <text:p>1.00E+000</text:p>
          </table:table-cell>
          <table:table-cell table:style-name="ce8"/>
          <table:table-cell table:style-name="ce2" office:value-type="string">
            <text:p>b</text:p>
          </table:table-cell>
          <table:table-cell table:style-name="ce7" office:value-type="float" office:value="-0.049">
            <text:p>-4.90E-002</text:p>
          </table:table-cell>
          <table:table-cell table:style-name="ce3" office:value-type="float" office:value="0.447">
            <text:p>0.45</text:p>
          </table:table-cell>
        </table:table-row>
        <table:table-row table:style-name="ro2">
          <table:table-cell table:style-name="ce3" office:value-type="float" office:value="-80">
            <text:p>-80</text:p>
          </table:table-cell>
          <table:table-cell table:style-name="ce3" table:formula="oooc:=([.$I$5]*[.A7] +[.$I$6])/(1-EXP(([.A7]+[.$I$6]/[.$I$5])/[.$I$7]))" office:value-type="float" office:value="0.181400224147573">
            <text:p>0.18</text:p>
          </table:table-cell>
          <table:table-cell table:style-name="ce3" table:formula="oooc:=([.$J$5]*[.A7] +[.$J$6])/(1-EXP(([.A7]+[.$J$6]/[.$J$5])/[.$J$7]))" office:value-type="float" office:value="0.000288978229529173">
            <text:p>0</text:p>
          </table:table-cell>
          <table:table-cell table:style-name="ce7" table:formula="oooc:=[.B7]/([.B7]+[.C7])" office:value-type="float" office:value="0.99840949145162">
            <text:p>9.98E-001</text:p>
          </table:table-cell>
          <table:table-cell table:style-name="ce7" table:formula="oooc:=1/([.B7]+[.C7])" office:value-type="float" office:value="5.50390439782142">
            <text:p>5.50E+000</text:p>
          </table:table-cell>
          <table:table-cell table:number-columns-repeated="2"/>
          <table:table-cell table:style-name="ce2" office:value-type="string">
            <text:p>k</text:p>
          </table:table-cell>
          <table:table-cell table:style-name="ce3" office:value-type="float" office:value="4.63">
            <text:p>4.63</text:p>
          </table:table-cell>
          <table:table-cell table:style-name="ce3" office:value-type="float" office:value="-2.63">
            <text:p>-2.63</text:p>
          </table:table-cell>
        </table:table-row>
        <table:table-row table:style-name="ro2">
          <table:table-cell table:style-name="ce3" office:value-type="float" office:value="-60">
            <text:p>-60</text:p>
          </table:table-cell>
          <table:table-cell table:style-name="ce3" table:formula="oooc:=([.$I$5]*[.A8] +[.$I$6])/(1-EXP(([.A8]+[.$I$6]/[.$I$5])/[.$I$7]))" office:value-type="float" office:value="0.123811498979117">
            <text:p>0.12</text:p>
          </table:table-cell>
          <table:table-cell table:style-name="ce3" table:formula="oooc:=([.$J$5]*[.A8] +[.$J$6])/(1-EXP(([.A8]+[.$J$6]/[.$J$5])/[.$J$7]))" office:value-type="float" office:value="0.0376395576433309">
            <text:p>0.04</text:p>
          </table:table-cell>
          <table:table-cell table:style-name="ce7" table:formula="oooc:=[.B8]/([.B8]+[.C8])" office:value-type="float" office:value="0.766867071478196">
            <text:p>7.67E-001</text:p>
          </table:table-cell>
          <table:table-cell table:style-name="ce7" table:formula="oooc:=1/([.B8]+[.C8])" office:value-type="float" office:value="6.19382753461002">
            <text:p>6.19E+000</text:p>
          </table:table-cell>
          <table:table-cell table:number-columns-repeated="5"/>
        </table:table-row>
        <table:table-row table:style-name="ro2">
          <table:table-cell table:style-name="ce3" office:value-type="float" office:value="-40">
            <text:p>-40</text:p>
          </table:table-cell>
          <table:table-cell table:style-name="ce3" table:formula="oooc:=([.$I$5]*[.A9] +[.$I$6])/(1-EXP(([.A9]+[.$I$6]/[.$I$5])/[.$I$7]))" office:value-type="float" office:value="0.0666653724776145">
            <text:p>0.07</text:p>
          </table:table-cell>
          <table:table-cell table:style-name="ce3" table:formula="oooc:=([.$J$5]*[.A9] +[.$J$6])/(1-EXP(([.A9]+[.$J$6]/[.$J$5])/[.$J$7]))" office:value-type="float" office:value="0.169415784655071">
            <text:p>0.17</text:p>
          </table:table-cell>
          <table:table-cell table:style-name="ce7" table:formula="oooc:=[.B9]/([.B9]+[.C9])" office:value-type="float" office:value="0.282383284152349">
            <text:p>2.82E-001</text:p>
          </table:table-cell>
          <table:table-cell table:style-name="ce7" table:formula="oooc:=1/([.B9]+[.C9])" office:value-type="float" office:value="4.23583149178638">
            <text:p>4.24E+000</text:p>
          </table:table-cell>
          <table:table-cell table:number-columns-repeated="5"/>
        </table:table-row>
        <table:table-row table:style-name="ro2">
          <table:table-cell table:style-name="ce3" office:value-type="float" office:value="-20">
            <text:p>-20</text:p>
          </table:table-cell>
          <table:table-cell table:style-name="ce3" table:formula="oooc:=([.$I$5]*[.A10] +[.$I$6])/(1-EXP(([.A10]+[.$I$6]/[.$I$5])/[.$I$7]))" office:value-type="float" office:value="0.0180934400747658">
            <text:p>0.02</text:p>
          </table:table-cell>
          <table:table-cell table:style-name="ce3" table:formula="oooc:=([.$J$5]*[.A10] +[.$J$6])/(1-EXP(([.A10]+[.$J$6]/[.$J$5])/[.$J$7]))" office:value-type="float" office:value="0.30820001430521">
            <text:p>0.31</text:p>
          </table:table-cell>
          <table:table-cell table:style-name="ce7" table:formula="oooc:=[.B10]/([.B10]+[.C10])" office:value-type="float" office:value="0.0554514343818114">
            <text:p>5.55E-002</text:p>
          </table:table-cell>
          <table:table-cell table:style-name="ce7" table:formula="oooc:=1/([.B10]+[.C10])" office:value-type="float" office:value="3.06472589804231">
            <text:p>3.06E+000</text:p>
          </table:table-cell>
          <table:table-cell table:number-columns-repeated="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ooc:=([.$I$5]*[.A11] +[.$I$6])/(1-EXP(([.A11]+[.$I$6]/[.$I$5])/[.$I$7]))" office:value-type="float" office:value="0.00127481128838477">
            <text:p>0</text:p>
          </table:table-cell>
          <table:table-cell table:style-name="ce3" table:formula="oooc:=([.$J$5]*[.A11] +[.$J$6])/(1-EXP(([.A11]+[.$J$6]/[.$J$5])/[.$J$7]))" office:value-type="float" office:value="0.447000000010336">
            <text:p>0.45</text:p>
          </table:table-cell>
          <table:table-cell table:style-name="ce7" table:formula="oooc:=[.B11]/([.B11]+[.C11])" office:value-type="float" office:value="0.00284381646314557">
            <text:p>2.84E-003</text:p>
          </table:table-cell>
          <table:table-cell table:style-name="ce7" table:formula="oooc:=1/([.B11]+[.C11])" office:value-type="float" office:value="2.23077445976241">
            <text:p>2.23E+000</text:p>
          </table:table-cell>
          <table:table-cell table:number-columns-repeated="5"/>
        </table:table-row>
        <table:table-row table:style-name="ro2" table:number-rows-repeated="6552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8">08/09/2008</text:date>, <text:time>18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ele Mattioni</meta:initial-creator>
    <meta:creation-date>2008-09-04T09:52:46</meta:creation-date>
    <dc:creator>Michele Mattioni</dc:creator>
    <dc:date>2008-09-08T18:13:01</dc:date>
    <meta:editing-cycles>17</meta:editing-cycles>
    <meta:editing-duration>PT6H39M33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